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text:list-style style:name="LFO1">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Times New Roman" style:font-name-complex="Times New Roman"/>
    </style:style>
    <style:style style:name="P2" style:parent-style-name="Standard" style:family="paragraph">
      <style:text-properties style:font-name="Times New Roman" style:font-name-complex="Times New Roman"/>
    </style:style>
    <style:style style:name="P3" style:parent-style-name="Standard" style:family="paragraph">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T8" style:parent-style-name="默认段落字体" style:family="text">
      <style:text-properties style:font-name="Times New Roman" style:font-name-complex="Times New Roman"/>
    </style:style>
    <style:style style:name="T9" style:parent-style-name="默认段落字体" style:family="text">
      <style:text-properties style:font-name="Times New Roman" style:font-name-complex="Times New Roman"/>
    </style:style>
    <style:style style:name="T10" style:parent-style-name="默认段落字体" style:family="text">
      <style:text-properties style:font-name="Times New Roman" style:font-name-complex="Times New Roman"/>
    </style:style>
    <style:style style:name="T11" style:parent-style-name="默认段落字体" style:family="text">
      <style:text-properties style:font-name="Times New Roman" style:font-name-complex="Times New Roman"/>
    </style:style>
    <style:style style:name="T12" style:parent-style-name="默认段落字体" style:family="text">
      <style:text-properties style:font-name="Times New Roman" style:font-name-complex="Times New Roman"/>
    </style:style>
    <style:style style:name="T13" style:parent-style-name="默认段落字体" style:family="text">
      <style:text-properties style:font-name="Times New Roman" style:font-name-complex="Times New Roman" style:text-position="super 66.6%"/>
    </style:style>
    <style:style style:name="T14" style:parent-style-name="默认段落字体" style:family="text">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list-style-name="LFO1" style:family="paragraph">
      <style:text-properties style:font-name="Times New Roman" style:font-name-complex="Times New Roman"/>
    </style:style>
    <style:style style:name="P35" style:parent-style-name="Standard" style:list-style-name="LFO1" style:family="paragraph">
      <style:text-properties style:font-name="Times New Roman" style:font-name-complex="Times New Roman"/>
    </style:style>
    <style:style style:name="P36" style:parent-style-name="Standard" style:list-style-name="LFO1"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P41" style:parent-style-name="Standard" style:family="paragraph">
      <style:text-properties style:font-name="Times New Roman" style:font-name-complex="Times New Roman"/>
    </style:style>
    <style:style style:name="P42" style:parent-style-name="Standard" style:family="paragraph">
      <style:text-properties style:font-name="Times New Roman" style:font-name-complex="Times New Roman"/>
    </style:style>
    <style:style style:name="P43" style:parent-style-name="Standard" style:family="paragraph">
      <style:text-properties style:font-name="Times New Roman" style:font-name-complex="Times New Roman"/>
    </style:style>
    <style:style style:name="P44" style:parent-style-name="Standard" style:family="paragraph">
      <style:text-properties style:font-name="Times New Roman" style:font-name-complex="Times New Roman"/>
    </style:style>
    <style:style style:name="P45" style:parent-style-name="Standard" style:family="paragraph">
      <style:text-properties style:font-name="Times New Roman" style:font-name-complex="Times New Roman"/>
    </style:style>
    <style:style style:name="P46" style:parent-style-name="Standard" style:family="paragraph">
      <style:text-properties style:font-name="Times New Roman" style:font-name-complex="Times New Roman"/>
    </style:style>
    <style:style style:name="P47" style:parent-style-name="Standard" style:family="paragraph">
      <style:text-properties style:font-name="Times New Roman" style:font-name-complex="Times New Roman"/>
    </style:style>
    <style:style style:name="T48" style:parent-style-name="默认段落字体" style:family="text">
      <style:text-properties style:font-name="Times New Roman" style:font-name-complex="Times New Roman"/>
    </style:style>
    <style:style style:name="T49" style:parent-style-name="超链接" style:family="text">
      <style:text-properties style:font-name="Times New Roman" style:font-name-complex="Times New Roman" style:use-window-font-color="true" style:text-underline-type="none"/>
    </style:style>
    <style:style style:name="T50" style:parent-style-name="默认段落字体" style:family="text">
      <style:text-properties style:font-name="Times New Roman" style:font-name-complex="Times New Roman"/>
    </style:style>
    <style:style style:name="T51" style:parent-style-name="超链接" style:family="text">
      <style:text-properties style:use-window-font-color="true" style:text-underline-type="none"/>
    </style:style>
    <style:style style:name="T52" style:parent-style-name="默认段落字体" style:family="text">
      <style:text-properties style:font-name="Times New Roman" style:font-name-complex="Times New Roman"/>
    </style:style>
    <style:style style:name="P53" style:parent-style-name="Standard" style:family="paragraph">
      <style:text-properties style:font-name="Times New Roman" style:font-name-complex="Times New Roman"/>
    </style:style>
    <style:style style:name="T54" style:parent-style-name="默认段落字体" style:family="text">
      <style:text-properties style:font-name="Times New Roman" style:font-name-complex="Times New Roman"/>
    </style:style>
    <style:style style:name="T55" style:parent-style-name="默认段落字体" style:family="text">
      <style:text-properties style:font-name="Times New Roman" style:font-name-complex="Times New Roman"/>
    </style:style>
    <style:style style:name="P56" style:parent-style-name="Standard" style:family="paragraph">
      <style:text-properties style:font-name="Times New Roman" style:font-name-complex="Times New Roman"/>
    </style:style>
    <style:style style:name="P57" style:parent-style-name="Standard" style:family="paragraph">
      <style:text-properties style:font-name="Times New Roman" style:font-name-complex="Times New Roman"/>
    </style:style>
    <style:style style:name="P58" style:parent-style-name="Standard" style:family="paragraph">
      <style:text-properties style:font-name="Times New Roman" style:font-name-complex="Times New Roman"/>
    </style:style>
    <style:style style:name="P59" style:parent-style-name="Standard" style:family="paragraph">
      <style:text-properties style:font-name="Times New Roman" style:font-name-complex="Times New Roman"/>
    </style:style>
    <style:style style:name="P60" style:parent-style-name="Standard" style:family="paragraph">
      <style:text-properties style:font-name="Times New Roman" style:font-name-complex="Times New Roman"/>
    </style:style>
    <style:style style:name="P61" style:parent-style-name="Standard" style:family="paragraph">
      <style:text-properties style:font-name="Times New Roman" style:font-name-complex="Times New Roman"/>
    </style:style>
    <style:style style:name="P62" style:parent-style-name="Standard" style:family="paragraph">
      <style:text-properties style:font-name="Times New Roman" style:font-name-complex="Times New Roman"/>
    </style:style>
    <style:style style:name="P63" style:parent-style-name="Standard" style:list-style-name="LFO2" style:family="paragraph">
      <style:text-properties style:font-name="Times New Roman" style:font-name-complex="Times New Roman"/>
    </style:style>
    <style:style style:name="P64" style:parent-style-name="Standard" style:list-style-name="LFO2" style:family="paragraph">
      <style:text-properties style:font-name="Times New Roman" style:font-name-complex="Times New Roman"/>
    </style:style>
    <style:style style:name="P65" style:parent-style-name="Standard" style:list-style-name="LFO2" style:family="paragraph">
      <style:text-properties style:font-name="Times New Roman" style:font-name-complex="Times New Roman"/>
    </style:style>
    <style:style style:name="P66" style:parent-style-name="Standard" style:list-style-name="LFO2" style:family="paragraph">
      <style:text-properties style:font-name="Times New Roman" style:font-name-complex="Times New Roman"/>
    </style:style>
    <style:style style:name="P67" style:parent-style-name="Standard" style:list-style-name="LFO2" style:family="paragraph">
      <style:text-properties style:font-name="Times New Roman" style:font-name-complex="Times New Roman"/>
    </style:style>
    <style:style style:name="P68" style:parent-style-name="Standard" style:list-style-name="LFO2" style:family="paragraph">
      <style:text-properties style:font-name="Times New Roman" style:font-name-complex="Times New Roman"/>
    </style:style>
    <style:style style:name="P69" style:parent-style-name="Standard" style:list-style-name="LFO2" style:family="paragraph">
      <style:text-properties style:font-name="Times New Roman" style:font-name-complex="Times New Roman"/>
    </style:style>
    <style:style style:name="P70" style:parent-style-name="Standard" style:list-style-name="LFO2" style:family="paragraph">
      <style:text-properties style:font-name="Times New Roman" style:font-name-complex="Times New Roman"/>
    </style:style>
    <style:style style:name="P71" style:parent-style-name="Standard" style:list-style-name="LFO2" style:family="paragraph">
      <style:text-properties style:font-name="Times New Roman" style:font-name-complex="Times New Roman"/>
    </style:style>
    <style:style style:name="P72" style:parent-style-name="Standard" style:family="paragraph">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P74" style:parent-style-name="Standard" style:family="paragraph">
      <style:text-properties style:font-name="Times New Roman" style:font-name-complex="Times New Roman"/>
    </style:style>
    <style:style style:name="P75" style:parent-style-name="Standard" style:family="paragraph">
      <style:text-properties style:font-name="Times New Roman" style:font-name-complex="Times New Roman"/>
    </style:style>
    <style:style style:name="P76" style:parent-style-name="Standard" style:family="paragraph">
      <style:text-properties style:font-name="Times New Roman" style:font-name-complex="Times New Roman"/>
    </style:style>
    <style:style style:name="T77" style:parent-style-name="默认段落字体" style:family="text">
      <style:text-properties style:font-name="Times New Roman" style:font-name-complex="Times New Roman"/>
    </style:style>
    <style:style style:name="T78" style:parent-style-name="默认段落字体" style:family="text">
      <style:text-properties style:font-name="Times New Roman" style:font-name-complex="Times New Roman"/>
    </style:style>
    <style:style style:name="T79" style:parent-style-name="默认段落字体" style:family="text">
      <style:text-properties style:font-name="Times New Roman" style:font-name-complex="Times New Roman"/>
    </style:style>
    <style:style style:name="T80" style:parent-style-name="默认段落字体" style:family="text">
      <style:text-properties style:font-name="Times New Roman" style:font-name-complex="Times New Roman"/>
    </style:style>
    <style:style style:name="T81" style:parent-style-name="默认段落字体" style:family="text">
      <style:text-properties style:font-name="Times New Roman" style:font-name-complex="Times New Roman"/>
    </style:style>
  </office:automatic-styles>
  <office:body>
    <office:text text:use-soft-page-breaks="true">
      <text:p text:style-name="P1">Rhetoric 101</text:p>
      <text:p text:style-name="P2">Formal Essay Two: Peer Review</text:p>
      <text:p text:style-name="P3">Check-List</text:p>
      <text:p text:style-name="P4">2017</text:p>
      <text:p text:style-name="P5"/>
      <text:p text:style-name="P6">Directions</text:p>
      <text:p text:style-name="P7"/>
      <text:p text:style-name="Standard"><text:span text:style-name="T8">Fill out this form for each of your writers. Put the writer's name and your own name in the proper spaces<text:s/></text:span><text:span text:style-name="T9">provided. In addition to this form, EDIT the digital copy of the student's paper as well. Highlight any errors for the writer and send back with this form. You MUST send all copies of your forms to<text:s/></text:span><text:a xlink:href="mailto:holguin2@illinois.edu" office:target-frame-name="_top" xlink:show="replace"><text:span text:style-name="T10">holguin2@ill</text:span><text:span text:style-name="T11">inois.edu</text:span></text:a><text:span text:style-name="T12"><text:s/>on December 8</text:span><text:span text:style-name="T13">th</text:span><text:span text:style-name="T14"><text:s/>by midnight.</text:span></text:p>
      <text:p text:style-name="P15"/>
      <text:p text:style-name="P16">Your Name:<text:s text:c="2"/>Horris Feng</text:p>
      <text:p text:style-name="P17"/>
      <text:p text:style-name="P18">Name of Writer:<text:s text:c="2"/>Kaiwei Sun</text:p>
      <text:p text:style-name="P19"/>
      <text:p text:style-name="P20">1. Does the thesis statement fall into any of the five weak thesis statement categories? If so, what is the problem and how would you fix it? Does the writer remind us of his or her thesis statement throughout the body paragraphs and the conclusion? Highlight these moments in the paper for the writer.</text:p>
      <text:p text:style-name="P21"/>
      <text:p text:style-name="P22">There is no thesis statement at all.<text:s/></text:p>
      <text:p text:style-name="P23"/>
      <text:p text:style-name="P24">I notice that there are undoubtedly two minor statement, one is that “culture can influence advertisement” while the other one is that “advertisement can also influence culture”. The writer should combine them. I will fix it in the following sentences.<text:s/>It is obvious that culture has great impact on advertisements. However, advertisements can also affect culture, which can be seen if we look closely at the Chinese and American advertisement campaigns of Lay’s.<text:s/></text:p>
      <text:p text:style-name="P25"/>
      <text:p text:style-name="P26">Yes, he does remind us of his or his thesis statement throughout the body paragraphs and the conclusion.</text:p>
      <text:p text:style-name="P27"/>
      <text:p text:style-name="P28">2. Is Lin introduced with context and background on her argument? Is she referred to throughout this essay in an effective and consistent manner? Where does she need still need to be included? What paragraphs?</text:p>
      <text:p text:style-name="P29"/>
      <text:p text:style-name="P30">No, she is not introduced with enough context and background on her argument.<text:s/><text:bookmark-start text:name="_Hlk500269467"/>More specific background or information is needed for the introduction of Lin.<text:bookmark-end text:name="_Hlk500269467"/><text:s/>No, she is not referred to throughout this essay in an effective and consistent manner. There is weak relationship between Lin’s statement and the writer’s analysis. Lin should be included in the fifth paragraph, which is the main analysis of the two chosen advertisements. Besides, Lin should also be included in the last paragraph to help create a more impressive conclusion.</text:p>
      <text:p text:style-name="P31"/>
      <text:p text:style-name="P32">3. Underline or highlight any mechanical/grammatical errors you notice in the essay. Write down the three most consistent problems you see in terms of the writer's style.</text:p>
      <text:p text:style-name="P33"/>
      <text:list text:style-name="LFO1" text:continue-numbering="true">
        <text:list-item>
          <text:p text:style-name="P34">Missing letters (wrong spelling)</text:p>
        </text:list-item>
        <text:list-item>
          <text:p text:style-name="P35">Wrong usage of preposition</text:p>
        </text:list-item>
        <text:list-item>
          <text:p text:style-name="P36">Wrong usage of clause</text:p>
        </text:list-item>
      </text:list>
      <text:p text:style-name="P37"/>
      <text:p text:style-name="P38">4. What structural or organisational problems do you see right now? How would you fix them?</text:p>
      <text:p text:style-name="P39"/>
      <text:p text:style-name="P40"><text:bookmark-start text:name="OLE_LINK1"/><text:soft-page-break/>Though the first and the second paragraphs have similar content, they are separated.<text:bookmark-end text:name="OLE_LINK1"/><text:s/>The quotation of Pan and Colleagues takes up too much space, and they may not obey the MLA format. The third and the fourth paragraphs have similar content, but they are separated. The sixth paragraph is too long while the paragraph for conclusion is too short.<text:s/></text:p>
      <text:p text:style-name="P41"/>
      <text:p text:style-name="P42">The first and the second paragraph should be combined, and the third and the fourth paragraph should be combined as well. The quotation of Pan and Colleagues should be simplified, and only useful information needs to be quoted.<text:s/>Cut down the sixth paragraph by just focusing on the most important aspect of the advertisements. Expand the last paragraph by adding “so what” factor.</text:p>
      <text:p text:style-name="P43"/>
      <text:p text:style-name="P44">5. What is the paper's topic? What are the primary sources? What would you like to know more about in terms of this writer's analysis of the primary sources?</text:p>
      <text:p text:style-name="P45"/>
      <text:p text:style-name="P46">The paper’s topic is the Chinese and American advertisements of Lay’s named “Lay’s – 2016 Happy Chinese New Year” and “Lay’s TV Commercial – Out for Some Lay’s and You Face a Test”, respectively.<text:s/></text:p>
      <text:p text:style-name="P47"/>
      <text:p text:style-name="Standard"><text:span text:style-name="T48">The primary sources are two TV advertisements. (</text:span><text:a xlink:href="http://www.youtube.com/watch?v=kbSVprr3XAY" office:target-frame-name="_top" xlink:show="replace"><text:span text:style-name="T49">www.youtube.com/watch?v=kbSVprr3XAY</text:span></text:a><text:span text:style-name="T50"><text:s/>and<text:s/></text:span><text:a xlink:href="http://www.youtube.com/watch?v=t8Zz1XGuPK8" office:target-frame-name="_top" xlink:show="replace"><text:span text:style-name="T51">www.youtube.com/watch?v=t8Zz1XGuPK8</text:span></text:a><text:span text:style-name="T52">)</text:span></text:p>
      <text:p text:style-name="P53"/>
      <text:p text:style-name="Standard"><text:span text:style-name="T54">I</text:span><text:span text:style-name="T55">n the second paragraph, I want to know more about how<text:s/></text:span>Lay’s shows this side within China and American advertising campaigns. More details, description and evidence are needed to support this argument. In the third paragraph, I want to know more about the relationship between<text:s/>quotation of Pan and Colleagues and the writer’s own argument. In the fourth paragraph, I want to know more about how some points of cultural difference between China and American can be seen from the advertisements of Lay’s.<text:s/></text:p>
      <text:p text:style-name="P56"/>
      <text:p text:style-name="P57">6. What parts of the paper confused you? If you did not get confused, what aspects of the paper's argument do you disagree with?</text:p>
      <text:p text:style-name="P58"/>
      <text:p text:style-name="P59">The third paragraph confuses me. Why does the writer quote the entire statements of Pan and Colleagues? The paragraph one, two and three give me a sense that the writer is analysing Lin’s article rather than his primary sources. Besides, the sixth paragraph gives me a sense that<text:s/>the writer is offering his own opinion rather than analysing his primary sources.</text:p>
      <text:p text:style-name="P60"/>
      <text:p text:style-name="P61">7. Check the final draft directions. What does this writer still need to do to full fill all the basic<text:s/>requirement?</text:p>
      <text:p text:style-name="P62"/>
      <text:list text:style-name="LFO2" text:continue-numbering="true">
        <text:list-item>
          <text:p text:style-name="P63">Extend the paper to 6-7 pages</text:p>
        </text:list-item>
        <text:list-item>
          <text:p text:style-name="P64">More analysis is needed on the advertisement itself</text:p>
        </text:list-item>
        <text:list-item>
          <text:p text:style-name="P65">Describe the advertisements in detail</text:p>
        </text:list-item>
        <text:list-item>
          <text:p text:style-name="P66">Comparation should be divided into different paragraphs rather than assembled in one paragraph</text:p>
        </text:list-item>
        <text:list-item>
          <text:p text:style-name="P67">A<text:s/>thesis statement is needed</text:p>
        </text:list-item>
        <text:list-item>
          <text:p text:style-name="P68">Effectively use Lin’s statements in place<text:s/></text:p>
        </text:list-item>
        <text:list-item>
          <text:p text:style-name="P69">Reduce the usage of “I”, “My” and “We”. Be more objective</text:p>
        </text:list-item>
        <text:list-item>
          <text:p text:style-name="P70">“So what” factor must be included in the introduction and conclusion</text:p>
        </text:list-item>
        <text:list-item>
          <text:p text:style-name="P71">Correct grammar and mechanics error</text:p>
        </text:list-item>
      </text:list>
      <text:p text:style-name="P72"/>
      <text:p text:style-name="P73">8. Final comments for your writer: create your own question and answer it.</text:p>
      <text:p text:style-name="P74"/>
      <text:p text:style-name="P75">Question: Are there any “so what” factor in this paper?</text:p>
      <text:p text:style-name="P76"/>
      <text:p text:style-name="Standard"><text:span text:style-name="T77">S</text:span><text:span text:style-name="T78">ome “so what” factors are included in the body paragraphs, but they are not obvious. No “so what” factor is included in the introduction<text:s/></text:span><text:span text:style-name="T79">or</text:span><text:span text:style-name="T80"><text:s/>conclusion</text:span><text:span text:style-name="T81">. I cannot get why that culture and advertisements can influence each other is important and what it will bring to our daily lif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超链接" style:display-name="超链接" style:family="text" style:parent-style-name="默认段落字体">
      <style:text-properties fo:color="#0563C1" style:text-underline-type="single" style:text-underline-style="solid" style:text-underline-width="auto" style:text-underline-mode="continuous"/>
    </style:style>
    <style:style style:name="未处理的提及" style:display-name="未处理的提及" style:family="text" style:parent-style-name="默认段落字体">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ng, Chuhao</dc:creator>
    <meta:creation-date>2017-11-28T20:28:00Z</meta:creation-date>
    <dc:date>2017-12-05T14:03:00Z</dc:date>
    <meta:template xlink:href="Normal" xlink:type="simple"/>
    <meta:editing-cycles>11</meta:editing-cycles>
    <meta:editing-duration>PT10800S</meta:editing-duration>
    <meta:document-statistic meta:page-count="3" meta:paragraph-count="11" meta:word-count="873" meta:character-count="5839" meta:row-count="41" meta:non-whitespace-character-count="4977"/>
  </office:meta>
</office:document-meta>
</file>